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d8ce7"/>
    </style:style>
    <style:style style:name="P2" style:family="paragraph" style:parent-style-name="Standard">
      <style:text-properties officeooo:rsid="000d8ce7" officeooo:paragraph-rsid="000d8ce7"/>
    </style:style>
    <style:style style:name="T1" style:family="text">
      <style:text-properties officeooo:rsid="000d8c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启动本地MAVROS</text:p>
      <text:p text:style-name="P1"><text:span text:style-name="Source_20_Text">roslaunch mavros px4.launch fcu_url:="udp://:</text:span><text:a xlink:type="simple" xlink:href="mailto:14540@127.0.0.1"><text:span text:style-name="Source_20_Text">14540@127.0.0.1</text:span></text:a><text:span text:style-name="Source_20_Text">:14557"</text:span></text:p>
      <text:p text:style-name="P1"/>
      <text:p text:style-name="P1"><text:span text:style-name="Source_20_Text"><text:span text:style-name="T1">2.启动PX4 Gazebo 仿真环境，使用修改后的typhoon模型</text:span></text:span></text:p>
      <text:p text:style-name="P1"><text:span text:style-name="Source_20_Text">ros</text:span><text:span text:style-name="Source_20_Text"><text:span text:style-name="T1">launch px4 typhoon.launch</text:span></text:span></text:p>
      <text:p text:style-name="P1"/>
      <text:p text:style-name="P1"><text:span text:style-name="Source_20_Text"><text:span text:style-name="T1">3.启动OFFBoard控制中枢</text:span></text:span></text:p>
      <text:p text:style-name="P1"><text:span text:style-name="Source_20_Text"><text:span text:style-name="T1">roslaunch px4_autonomy px4_autonomy.launch</text:span></text:span></text:p>
      <text:p text:style-name="P1"/>
      <text:p text:style-name="P1"><text:span text:style-name="Source_20_Text"><text:span text:style-name="T1">4.启动游戏手柄</text:span></text:span></text:p>
      <text:p text:style-name="P1"><text:span text:style-name="Source_20_Text"><text:span text:style-name="T1">rosrun joy joy_node</text:span></text:span></text:p>
      <text:p text:style-name="P1"/>
      <text:p text:style-name="P1"><text:span text:style-name="Source_20_Text"><text:span text:style-name="T1">5.启动视觉处理程序</text:span></text:span></text:p>
      <text:p text:style-name="P1"><text:span text:style-name="Source_20_Text"><text:span text:style-name="T1">rosrun image_segmentation depth_seg</text:span></text:span></text:p>
      <text:p text:style-name="P1"/>
      <text:p text:style-name="P1"><text:span text:style-name="Source_20_Text"><text:span text:style-name="T1">6.启动仿真控制程序</text:span></text:span></text:p>
      <text:p text:style-name="P1"><text:span text:style-name="Source_20_Text"><text:span text:style-name="T1">rosrun px4_autonomy ps2</text:span></text:span></text:p>
      <text:p text:style-name="P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6:12:52.980664102</meta:creation-date>
    <dc:date>2017-11-27T16:21:37.917978940</dc:date>
    <meta:editing-duration>P0D</meta:editing-duration>
    <meta:editing-cycles>1</meta:editing-cycles>
    <meta:document-statistic meta:table-count="0" meta:image-count="0" meta:object-count="0" meta:page-count="1" meta:paragraph-count="12" meta:word-count="77" meta:character-count="306" meta:non-whitespace-character-count="290"/>
    <meta:generator>LibreOffice/4.2.8.2$Linux_X86_64 LibreOffice_project/420m0$Build-2</meta:generator>
  </office:meta>
</office:document-meta>
</file>